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文泉驿正黑" svg:font-family="文泉驿正黑" style:font-family-generic="swiss" style:font-pitch="variable"/>
    <style:font-face style:name="文泉驿正黑1" svg:font-family="文泉驿正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469cm"/>
    </style:style>
    <style:style style:name="ro1" style:family="table-row">
      <style:table-row-properties style:row-height="0.531cm" fo:break-before="auto" style:use-optimal-row-height="true"/>
    </style:style>
    <style:style style:name="ro2" style:family="table-row">
      <style:table-row-properties style:row-height="0.43cm" fo:break-before="auto" style:use-optimal-row-height="false"/>
    </style:style>
    <style:style style:name="ro3" style:family="table-row">
      <style:table-row-properties style:row-height="0.469cm" fo:break-before="auto" style:use-optimal-row-height="false"/>
    </style:style>
    <style:style style:name="ro4" style:family="table-row">
      <style:table-row-properties style:row-height="1.03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22pt" style:font-size-asian="22pt" style:font-size-complex="22pt"/>
    </style:style>
    <style:style style:name="ce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row table:style-name="ro1">
          <table:table-cell office:value-type="string">
            <text:p>胡晋博</text:p>
          </table:table-cell>
          <table:table-cell office:value-type="string">
            <text:p>李维</text:p>
          </table:table-cell>
          <table:table-cell/>
          <table:table-cell office:value-type="string">
            <text:p>梁宗</text:p>
          </table:table-cell>
          <table:table-cell office:value-type="string">
            <text:p>尚鹏</text:p>
          </table:table-cell>
          <table:table-cell/>
          <table:table-cell office:value-type="string">
            <text:p>张若彦</text:p>
          </table:table-cell>
          <table:table-cell office:value-type="string">
            <text:p>吴静怡</text:p>
          </table:table-cell>
          <table:table-cell/>
          <table:table-cell office:value-type="string">
            <text:p>李宏</text:p>
          </table:table-cell>
          <table:table-cell office:value-type="string">
            <text:p>王凯</text:p>
          </table:table-cell>
          <table:table-cell/>
          <table:table-cell office:value-type="string">
            <text:p>景宗堂</text:p>
          </table:table-cell>
          <table:table-cell office:value-type="string">
            <text:p>曾鑫皓</text:p>
          </table:table-cell>
        </table:table-row>
        <table:table-row table:style-name="ro1">
          <table:table-cell office:value-type="string">
            <text:p>王玥</text:p>
          </table:table-cell>
          <table:table-cell office:value-type="string">
            <text:p>罗吟啸</text:p>
          </table:table-cell>
          <table:table-cell/>
          <table:table-cell office:value-type="string">
            <text:p>严宇超</text:p>
          </table:table-cell>
          <table:table-cell office:value-type="string">
            <text:p>刘彦玲</text:p>
          </table:table-cell>
          <table:table-cell/>
          <table:table-cell office:value-type="string">
            <text:p>梅宇恒</text:p>
          </table:table-cell>
          <table:table-cell office:value-type="string">
            <text:p>蒋道宇</text:p>
          </table:table-cell>
          <table:table-cell/>
          <table:table-cell office:value-type="string">
            <text:p>蒲佩芸</text:p>
          </table:table-cell>
          <table:table-cell office:value-type="string">
            <text:p>叶慧</text:p>
          </table:table-cell>
          <table:table-cell/>
          <table:table-cell office:value-type="string">
            <text:p>曾儒坚</text:p>
          </table:table-cell>
          <table:table-cell office:value-type="string">
            <text:p>任龙</text:p>
          </table:table-cell>
        </table:table-row>
        <table:table-row table:style-name="ro2">
          <table:table-cell office:value-type="string">
            <text:p>胡林锐</text:p>
          </table:table-cell>
          <table:table-cell office:value-type="string">
            <text:p>李载智</text:p>
          </table:table-cell>
          <table:table-cell/>
          <table:table-cell office:value-type="string">
            <text:p>张云攀</text:p>
          </table:table-cell>
          <table:table-cell office:value-type="string">
            <text:p>陈子航</text:p>
          </table:table-cell>
          <table:table-cell/>
          <table:table-cell office:value-type="string">
            <text:p>江学莲</text:p>
          </table:table-cell>
          <table:table-cell office:value-type="string">
            <text:p>徐浩洋</text:p>
          </table:table-cell>
          <table:table-cell/>
          <table:table-cell office:value-type="string">
            <text:p>林玲</text:p>
          </table:table-cell>
          <table:table-cell office:value-type="string">
            <text:p>张鑫榕</text:p>
          </table:table-cell>
          <table:table-cell/>
          <table:table-cell office:value-type="string">
            <text:p>夏子涵</text:p>
          </table:table-cell>
          <table:table-cell office:value-type="string">
            <text:p>曹帆</text:p>
          </table:table-cell>
        </table:table-row>
        <table:table-row table:style-name="ro3">
          <table:table-cell table:number-columns-repeated="14"/>
        </table:table-row>
        <table:table-row table:style-name="ro1">
          <table:table-cell office:value-type="string">
            <text:p>李玖</text:p>
          </table:table-cell>
          <table:table-cell office:value-type="string">
            <text:p>骆海强</text:p>
          </table:table-cell>
          <table:table-cell/>
          <table:table-cell office:value-type="string">
            <text:p>赵敏智</text:p>
          </table:table-cell>
          <table:table-cell office:value-type="string">
            <text:p>卢子豪</text:p>
          </table:table-cell>
          <table:table-cell/>
          <table:table-cell office:value-type="string">
            <text:p>晋梧峰</text:p>
          </table:table-cell>
          <table:table-cell office:value-type="string">
            <text:p>吕开锐</text:p>
          </table:table-cell>
          <table:table-cell/>
          <table:table-cell office:value-type="string">
            <text:p>王樵语</text:p>
          </table:table-cell>
          <table:table-cell office:value-type="string">
            <text:p>皮楚婷</text:p>
          </table:table-cell>
          <table:table-cell table:number-columns-repeated="2"/>
          <table:table-cell office:value-type="string">
            <text:p>刘品辰</text:p>
          </table:table-cell>
        </table:table-row>
        <table:table-row table:style-name="ro1">
          <table:table-cell office:value-type="string">
            <text:p>蒋立勋</text:p>
          </table:table-cell>
          <table:table-cell office:value-type="string">
            <text:p>唐宇轩</text:p>
          </table:table-cell>
          <table:table-cell/>
          <table:table-cell office:value-type="string">
            <text:p>邢裕昕</text:p>
          </table:table-cell>
          <table:table-cell office:value-type="string">
            <text:p>蒋英杰</text:p>
          </table:table-cell>
          <table:table-cell/>
          <table:table-cell office:value-type="string">
            <text:p>尹力维</text:p>
          </table:table-cell>
          <table:table-cell office:value-type="string">
            <text:p>陈艺影</text:p>
          </table:table-cell>
          <table:table-cell/>
          <table:table-cell office:value-type="string">
            <text:p>徐梁</text:p>
          </table:table-cell>
          <table:table-cell office:value-type="string">
            <text:p>李旺阳</text:p>
          </table:table-cell>
          <table:table-cell/>
          <table:table-cell office:value-type="string">
            <text:p>庞小松</text:p>
          </table:table-cell>
          <table:table-cell office:value-type="string">
            <text:p>杨越</text:p>
          </table:table-cell>
        </table:table-row>
        <table:table-row table:style-name="ro1">
          <table:table-cell office:value-type="string">
            <text:p>刘蓉</text:p>
          </table:table-cell>
          <table:table-cell office:value-type="string">
            <text:p>杨颖</text:p>
          </table:table-cell>
          <table:table-cell/>
          <table:table-cell office:value-type="string">
            <text:p>牛经纬</text:p>
          </table:table-cell>
          <table:table-cell office:value-type="string">
            <text:p>林琪琪</text:p>
          </table:table-cell>
          <table:table-cell/>
          <table:table-cell office:value-type="string">
            <text:p>李向阳</text:p>
          </table:table-cell>
          <table:table-cell office:value-type="string">
            <text:p>李宇辉</text:p>
          </table:table-cell>
          <table:table-cell/>
          <table:table-cell office:value-type="string">
            <text:p>向冉玲</text:p>
          </table:table-cell>
          <table:table-cell office:value-type="string">
            <text:p>任秋静</text:p>
          </table:table-cell>
          <table:table-cell/>
          <table:table-cell office:value-type="string">
            <text:p>陈功</text:p>
          </table:table-cell>
          <table:table-cell office:value-type="string">
            <text:p>李麟霄</text:p>
          </table:table-cell>
        </table:table-row>
        <table:table-row table:style-name="ro4">
          <table:table-cell table:style-name="ce2" office:value-type="string" table:number-columns-spanned="14" table:number-rows-spanned="1">
            <text:p>讲台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文泉驿正黑" svg:font-family="文泉驿正黑" style:font-family-generic="swiss" style:font-pitch="variable"/>
    <style:font-face style:name="文泉驿正黑1" svg:font-family="文泉驿正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文泉驿正黑" fo:language="en" fo:country="US" style:font-name-asian="文泉驿正黑1" style:language-asian="zh" style:country-asian="CN" style:font-name-complex="文泉驿正黑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2">2012／09／02</text:date>, <text:time>10:58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9-02T10:11:37</meta:creation-date>
    <dc:date>2012-09-02T10:58:52</dc:date>
    <meta:editing-duration>PT00H22M44S</meta:editing-duration>
    <meta:editing-cycles>4</meta:editing-cycles>
    <meta:generator>OpenOffice.org/3.2$Linux OpenOffice.org_project/320m19$Build-9505</meta:generator>
    <meta:document-statistic meta:table-count="3" meta:cell-count="60" meta:object-count="0"/>
  </office:meta>
</office:document-meta>
</file>